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WWNum9">
      <style:paragraph-properties fo:text-align="start" style:justify-single-word="false"/>
    </style:style>
    <style:style style:name="P6" style:family="paragraph" style:parent-style-name="Text_20_body" style:list-style-name="WWNum11">
      <style:paragraph-properties fo:text-align="start" style:justify-single-word="false"/>
    </style:style>
    <style:style style:name="P7" style:family="paragraph" style:parent-style-name="Text_20_body" style:list-style-name="WWNum13">
      <style:paragraph-properties fo:text-align="start" style:justify-single-word="false"/>
    </style:style>
    <style:style style:name="P8" style:family="paragraph" style:parent-style-name="Text_20_body">
      <style:paragraph-properties fo:margin-left="0.635cm" fo:margin-right="0cm" fo:text-align="start" style:justify-single-word="false" fo:text-indent="0cm" style:auto-text-indent="false"/>
    </style:style>
    <style:style style:name="P9" style:family="paragraph" style:parent-style-name="Text_20_body" style:list-style-name="WWNum15">
      <style:paragraph-properties fo:text-align="start" style:justify-single-word="false"/>
    </style:style>
    <style:style style:name="T1" style:family="text">
      <style:text-properties fo:color="#ff0000" loext:opacity="100%"/>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lgoritmia</text:span></text:p>
      <text:p text:style-name="Text_20_body"/>
      <text:p text:style-name="P3">Javier Guerra, febrero 2024</text:p>
      <text:p text:style-name="P3"/>
      <text:p text:style-name="P4">Cuando tenemos que resolver problemas, ya sea en el ámbito de la programación o en el de nuestras vidas, nos toca pararnos a reflexionar sobre cómo podemos llegar a una solución ajustada a la medida del reto al que nos enfrentamos. Ese proceso requiere crear un algoritmo eficaz compuesto de una serie de pasos bien definidos. En esta entrada veremos, con algo de detalle, las bases para generar algoritmos de resolución exitosos.<text:line-break/></text:p>
      <text:p text:style-name="P4"><text:span text:style-name="Título_20_1_20_Car">Definición</text:span></text:p>
      <text:p text:style-name="P4">Un algoritmo es una secuencia ordenada de <text:span text:style-name="T2">pasos</text:span>, descrita sin ambigüedades, que conducen a la <text:span text:style-name="T2">solución de un problema</text:span> dado. <text:a xlink:type="simple" xlink:href="https://es.wikipedia.org/wiki/Algoritmo" text:style-name="Internet_20_link" text:visited-style-name="Visited_20_Internet_20_Link"><text:span text:style-name="Internet_20_link">https://es.wikipedia.org/wiki/Algoritmo</text:span></text:a></text:p>
      <text:p text:style-name="P4">Puedes ver este video https://youtu.be/U3CGMyjzlvM para tener una idea más clara de lo que es un algoritmo.<text:line-break/></text:p>
      <text:h text:style-name="Heading_20_1" text:outline-level="1">¿Qué necesitamos?</text:h>
      <text:p text:style-name="P4">Para resolver problemas necesitamos:</text:p>
      <text:list xml:id="list606490345" text:style-name="WWNum9">
        <text:list-item>
          <text:p text:style-name="P5">Lápiz y papel</text:p>
        </text:list-item>
        <text:list-item>
          <text:p text:style-name="P5">Datos</text:p>
        </text:list-item>
        <text:list-item>
          <text:p text:style-name="P5">Conocimientos específicos en la materia y capacidad lógica</text:p>
        </text:list-item>
        <text:list-item>
          <text:p text:style-name="P5">Que el problema sea resoluble</text:p>
        </text:list-item>
        <text:list-item>
          <text:p text:style-name="P5">Paciencia y compromiso (tolerancia a la frustración)</text:p>
        </text:list-item>
      </text:list>
      <text:p text:style-name="P4">Mediante lápiz y papel empezamos a esbozar el problema, acercándolo a nuestro entendimiento, incluyendo los datos de que disponemos y los que nos faltan, aplicando los conocimientos que tenemos sobre el tema en cuestión y haciendo uso de la lógica para organizarlo todo.</text:p>
      <text:p text:style-name="P4">Ciertamente el problema debe tener solución, al menos en un plazo de tiempo asumible, y va a requerir de nosotros implicación para resolverlo.<text:line-break/></text:p>
      <text:h text:style-name="Heading_20_1" text:outline-level="1">Pensamiento lógico</text:h>
      <text:p text:style-name="P4">El pensamiento lógico alude a la capacidad para resolver problemas, conceder ideas y formalizar conclusiones de manera coherente y sin contradicciones. Es un modo de pensamiento que relaciona las ideas, hechos, acciones o cosas de forma congruente.</text:p>
      <text:p text:style-name="P4"/>
      <text:h text:style-name="Heading_20_1" text:outline-level="1">Lógica para la resolución de problemas</text:h>
      <text:p text:style-name="P4">La base de la programación es la capacidad para resolver problemas, por eso, de entrada, no debemos enfocarnos en la herramienta (aplicación, lenguaje de programación…), sino en la lógica que nos ayudará a implementar un algoritmo de resolución.<text:line-break/></text:p>
      <text:h text:style-name="Heading_20_1" text:outline-level="1"><text:soft-page-break/>Pasos</text:h>
      <text:p text:style-name="P4">Antes de ofrecer o implementar una solución, debemos:</text:p>
      <text:list xml:id="list2898090964" text:style-name="WWNum11">
        <text:list-item>
          <text:p text:style-name="P6">Anotar las indicaciones recibidas sobre el problema: Escuchar, mirar y entender.</text:p>
        </text:list-item>
        <text:list-item>
          <text:p text:style-name="P6">Preguntar o resolver dudas y completar los datos de los que no dispongamos.</text:p>
        </text:list-item>
        <text:list-item>
          <text:p text:style-name="P6">Realizar un <text:span text:style-name="T3">briefing</text:span> de condiciones sobre el problema.</text:p>
        </text:list-item>
        <text:list-item>
          <text:p text:style-name="P6">Pensar el algoritmo (pasos): escribir o dibujar qué vamos a hacer.</text:p>
        </text:list-item>
        <text:list-item>
          <text:p text:style-name="P6">Verificar el algoritmo.</text:p>
        </text:list-item>
      </text:list>
      <text:p text:style-name="P4">Oir, ver y anotar no es lo mismo que escuchar, mirar y entender. El proceso de comprender el problema requiere una implicación activa por nuestra parte que nos permita procesar la información que recibimos para entender lo que nos piden, los mensajes implícitos, lo que no se dice, lo que se sobreentiende.<text:line-break/></text:p>
      <text:h text:style-name="Heading_20_1" text:outline-level="1">Habilidades del pensamiento<text:note text:id="ftn1" text:note-class="footnote"><text:note-citation>1</text:note-citation><text:note-body><text:p text:style-name="Footnote"><text:s/>Bibliografía: Amestoy de Sánchez, M. (2010). Desarrollo de habilidades del pensamiento: procesos básicos del pensamiento. 2ª edición. México: Editorial Trillas.</text:p></text:note-body></text:note></text:h>
      <text:p text:style-name="P4">Para resolver un problema lógico, serán de ayuda los siguientes procesos cognitivos:</text:p>
      <text:p text:style-name="P4">- <text:span text:style-name="T2">Observación, comparación y descripción:</text:span> Fijar la atención para identificar y comunicar características, semejanzas y diferencias del problema con otros casos conocidos por nosotros.</text:p>
      <text:p text:style-name="P4">- <text:span text:style-name="T2">Análisis (descomposición), clasificación y relación</text:span>: Dividir el problema en partes más pequeñas para simplificarlo, poder organizarlo y establecer nexos entre las partes.</text:p>
      <text:p text:style-name="P4">- <text:span text:style-name="T2">Síntesis y reconocimiento de patrones</text:span>: Buscar similitudes entre las partes e integrar las características del problema para encontrar soluciones aplicables a este conjunto.</text:p>
      <text:p text:style-name="P4">- <text:span text:style-name="T2">Abstracción y evaluación</text:span>: Centrarse los puntos fundamentales del problema para valorar soluciones generales que sean aplicables al mayor número de casos posibles.</text:p>
      <text:p text:style-name="P4"/>
      <text:h text:style-name="Heading_20_1" text:outline-level="1">El algoritmo</text:h>
      <text:p text:style-name="P4">Para la consecución de un algoritmo se llevarán a cabo procesos inteligentes mediante los cuales la información que recibimos es transformada, reducida, elaborada, almacenada, recuperada y empleada en la solución de problemas y la toma de decisiones.</text:p>
      <text:p text:style-name="P4">La inteligencia determina nuestra capacidad para adaptarnos: comprender, razonar y emplear recursos de forma efectiva para resolver problemas. <text:s text:c="5"/></text:p>
      <text:p text:style-name="P4"><text:s text:c="5"/></text:p>
      <text:h text:style-name="Heading_20_1" text:outline-level="1">¿Cómo?</text:h>
      <text:p text:style-name="P4">Todo algoritmo consta de tres partes: entrada → proceso → salida.</text:p>
      <text:p text:style-name="P4">Para llegar a un algoritmo válido, debemos:</text:p>
      <text:list xml:id="list614074262" text:style-name="WWNum13">
        <text:list-item>
          <text:p text:style-name="P7">Hacer una adecuada recogida de información (<text:span text:style-name="T3">briefing</text:span>).</text:p>
        </text:list-item>
        <text:list-item>
          <text:p text:style-name="P7">Tomarnos un tiempo para analizar el problema.</text:p>
        </text:list-item>
        <text:list-item>
          <text:p text:style-name="P7">Idear una solución que se ajuste al problema.</text:p>
        </text:list-item>
        <text:list-item>
          <text:p text:style-name="P7"><text:soft-page-break/>Expresarla en un lenguaje intermedio que nos permita describir el algoritmo.</text:p>
        </text:list-item>
        <text:list-item>
          <text:p text:style-name="P7">Programar el algoritmo usando un lenguaje de programación.</text:p>
        </text:list-item>
        <text:list-item>
          <text:p text:style-name="P7">Ejecutar el programa para comprobar si se ha conseguido llegar a la solución.</text:p>
        </text:list-item>
      </text:list>
      <text:p text:style-name="P8"/>
      <text:h text:style-name="Heading_20_1" text:outline-level="1">Características</text:h>
      <text:p text:style-name="P4">Un algoritmo válido debe contar con una serie de características:</text:p>
      <text:list xml:id="list1253003234" text:style-name="WWNum15">
        <text:list-item>
          <text:p text:style-name="P9">Debe tener un punto de inicio bien definido.</text:p>
        </text:list-item>
        <text:list-item>
          <text:p text:style-name="P9">El algoritmo debe ser general y resolver el problema con distintos datos de entrada.</text:p>
        </text:list-item>
        <text:list-item>
          <text:p text:style-name="P9">Los procesos de entrada y salida descritos deben ser explícitos.</text:p>
        </text:list-item>
        <text:list-item>
          <text:p text:style-name="P9">Ante los mismos datos de entrada se deben obtener siempre los mismos resultados de salida.</text:p>
        </text:list-item>
        <text:list-item>
          <text:p text:style-name="P9">Los pasos deben ser secuenciales y ordenados.</text:p>
        </text:list-item>
        <text:list-item>
          <text:p text:style-name="P9">Cada paso debe quedar claro y no dar pie a dobles interpretaciones.</text:p>
        </text:list-item>
        <text:list-item>
          <text:p text:style-name="P9">El algoritmo debe ser finito respecto a su tamaño (pasos) y tiempo de ejecución.</text:p>
        </text:list-item>
        <text:list-item>
          <text:p text:style-name="P9">Ante varios algoritmos que resuelvan el mismo problema, siempre será preferible el que tenga un camino más corto.</text:p>
        </text:list-item>
      </text:list>
      <text:p text:style-name="P4">La <text:span text:style-name="T2">práctica</text:span> y la <text:span text:style-name="T2">experiencia</text:span>, a través de los procesos de ensayo y error, son de gran ayuda en la consecución de algoritmos cada vez más refinados y en menor tiempo.<text:line-break/></text:p>
      <text:h text:style-name="Heading_20_1" text:outline-level="1">Representación algorítmica</text:h>
      <text:p text:style-name="P4"><text:span text:style-name="T2">Pseudocódigo</text:span>: Es una forma de descripción escrita de algoritmos que usa las convecciones estructurales de un lenguaje de programación. <text:a xlink:type="simple" xlink:href="https://es.wikipedia.org/wiki/Pseudoc%C3%B3digo" text:style-name="Internet_20_link" text:visited-style-name="Visited_20_Internet_20_Link"><text:span text:style-name="Internet_20_link"><text:span text:style-name="T4">https://es.wikipedia.org/wiki/Pseudoc%C3%B3digo</text:span></text:span></text:a></text:p>
      <text:p text:style-name="P4"><text:span text:style-name="T2">Diagrama de flujo</text:span>: Es una forma de representación gráfica de algoritmos que usa las convecciones estructurales de un lenguaje de programación. Es un tipo de representación más formal. Se usa para documentar y trabajar en equipo siguiendo normativas concretas. <text:a xlink:type="simple" xlink:href="https://es.wikipedia.org/wiki/Diagrama_de_flujo" text:style-name="Internet_20_link" text:visited-style-name="Visited_20_Internet_20_Link"><text:span text:style-name="Internet_20_link">https://es.wikipedia.org/wiki/Diagrama_de_flujo</text:span></text:a></text:p>
      <text:p text:style-name="P4">Puedes utilizar la herramienta multiplataforma PSeInt (<text:a xlink:type="simple" xlink:href="https://pseint.sourceforge.net/" text:style-name="Internet_20_link" text:visited-style-name="Visited_20_Internet_20_Link"><text:span text:style-name="Internet_20_link">https://pseint.sourceforge.net/</text:span></text:a>) para crear pseudocódigo en español y sus diagramas de flujo asociados. La página cuenta con documentación en línea (<text:a xlink:type="simple" xlink:href="https://pseint.sourceforge.net/index.php?page=documentacion.php" text:style-name="Internet_20_link" text:visited-style-name="Visited_20_Internet_20_Link"><text:span text:style-name="Internet_20_link">https://pseint.sourceforge.net/index.php?page=documentacion.php</text:span></text:a>) para el uso de esta herramienta.<text:line-break/></text:p>
      <text:h text:style-name="Heading_20_1" text:outline-level="1">Error, defecto, fallo</text:h>
      <text:p text:style-name="P4">¿De qué hablamos cuando verificamos?</text:p>
      <text:p text:style-name="P4"><text:span text:style-name="T2">Error</text:span>: equivocación realizada por una persona (en la actividad del desarrollo software).</text:p>
      <text:p text:style-name="P4"><text:span text:style-name="T2">Defecto</text:span>: resultado de introducir un error en un programa.</text:p>
      <text:p text:style-name="P4"><text:span text:style-name="T2">Fallo</text:span>: representación del defecto en el comportamiento del sistema.</text:p>
      <text:p text:style-name="P4">La detección de errores implica la revisión del código (depuración) y posiblemente la re-evaluación del algoritmo en el que se basa.</text:p>
      <text:p text:style-name="P4"/>
      <text:h text:style-name="Heading_20_1" text:outline-level="1"><text:soft-page-break/>Verificación del algoritmo</text:h>
      <text:p text:style-name="P3"><text:span text:style-name="T3">«La prueba de un programa sólo puede mostrar la presencia de defectos, no su ausencia»<text:line-break/>- Edsger Wybe Dijkstra</text:span></text:p>
      <text:p text:style-name="P4">Un análisis «empírico» es el que se basa en experimentación y observación real de los resultados. Para ello sometemos al algoritmo a una serie de pruebas empíricas en la que, partiendo de ciertos valores de entrada, debemos obtener resultados ajustados a lo esperado o, en caso contrario, detectar defectos en el algoritmo.</text:p>
      <text:p text:style-name="P4">Se suele traducir el algoritmo a código informático para efectuar sobre él pruebas denominadas «de caja blanca» (<text:a xlink:type="simple" xlink:href="https://es.wikipedia.org/wiki/Pruebas_de_caja_blanca" text:style-name="Internet_20_link" text:visited-style-name="Visited_20_Internet_20_Link"><text:span text:style-name="Internet_20_link">https://es.wikipedia.org/wiki/Pruebas_de_caja_blanca</text:span></text:a>) y «de caja negra» (<text:a xlink:type="simple" xlink:href="https://es.wikipedia.org/wiki/Caja_negra_(sistemas)" text:style-name="Internet_20_link" text:visited-style-name="Visited_20_Internet_20_Link"><text:span text:style-name="Internet_20_link">https://es.wikipedia.org/wiki/Caja_negra_(sistemas)</text:span></text:a>), y experimentar con valores de entrada de un rango representativo de la solución buscada, y también con un rango de valores límite y de valores aleatorios (<text:span text:style-name="T3">testing</text:span>).</text:p>
      <text:p text:style-name="P4">Para la integración del algoritmo dentro de un programa de mayores dimensiones se llevan a cabo otro tipo de pruebas, por ejemplo de integración (<text:a xlink:type="simple" xlink:href="https://es.wikipedia.org/wiki/Prueba_de_integraci%C3%B3n" text:style-name="Internet_20_link" text:visited-style-name="Visited_20_Internet_20_Link"><text:span text:style-name="Internet_20_link">https://es.wikipedia.org/wiki/Prueba_de_integraci%C3%B3n</text:span></text:a>).<text:line-break/></text:p>
      <text:p text:style-name="P4"><text:span text:style-name="Título_20_1_20_Car">Verificación vs. validación</text:span></text:p>
      <text:p text:style-name="P4">No es lo mismo verificar que validar. El algoritmo puede funcionar correctamente, pero puede que el algoritmo no resuelva correctamente el problema.</text:p>
      <text:p text:style-name="P4"><text:span text:style-name="T2">Verificación</text:span>: ¿Estamos construyendo correctamente el algoritmo?</text:p>
      <text:p text:style-name="P4"><text:span text:style-name="T2">Validación</text:span>: ¿Estamos construyendo el algoritmo correcto?</text:p>
      <text:p text:style-name="P4">La validación de la solución que propone el algoritmo la efectúa el usuario que necesita resolver el problema una vez implementada la solución. Por eso es muy importante realizar un buen <text:span text:style-name="T3">briefing</text:span> de requisitos, para que la solución resuelva exactamente el problema planteado y no otro.</text:p>
      <text:h text:style-name="Heading_20_1" text:outline-level="1">Saber más</text:h>
      <text:p text:style-name="P4">Algortitmos:</text:p>
      <text:p text:style-name="P4"><text:a xlink:type="simple" xlink:href="https://es.khanacademy.org/computing/computer-science/algorithms" text:style-name="Internet_20_link" text:visited-style-name="Visited_20_Internet_20_Link"><text:span text:style-name="Internet_20_link">https://es.khanacademy.org/computing/computer-science/algorithms</text:span></text:a></text:p>
      <text:p text:style-name="P4">Ciencias de la computación, Habilidades. Khan Academy. Incluye material introductorio y también explicaciones sobre cómo funcionan distintos tipos de algoritmos y los algoritmos de ordenación. <text:s/><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style:font-name="Arial" fo:font-family="Arial" style:font-family-generic="roman" style:font-pitch="variable" fo:font-size="10.5pt" style:font-size-asian="10.5pt" style:font-name-complex="Arial2" style:font-family-complex="Arial" style:font-family-generic-complex="system" style:font-pitch-complex="variable" style:font-size-complex="10.5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text-properties fo:text-transform="uppercase" fo:color="#c00000" loext:opacity="100%"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423cm" style:contextual-spacing="false" fo:keep-together="always" fo:padding-left="0cm" fo:padding-right="0cm" fo:padding-top="0cm" fo:padding-bottom="0.035cm" fo:border-left="none" fo:border-right="none" fo:border-top="none" fo:border-bottom="2.24pt solid #c00000" fo:keep-with-next="always"/>
      <style:text-properties fo:color="#c00000"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0cm" fo:margin-right="0cm" fo:margin-top="0.071cm" fo:margin-bottom="0.212cm" style:contextual-spacing="false" fo:keep-together="always" fo:text-indent="0.25cm" style:auto-text-indent="false" fo:padding-left="0cm" fo:padding-right="0cm" fo:padding-top="0cm" fo:padding-bottom="0.035cm" fo:border-left="none" fo:border-right="none" fo:border-top="none" fo:border-bottom="0.51pt solid #c00000" fo:keep-with-next="always"/>
      <style:text-properties fo:color="#c00000" loext:opacity="100%"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212cm" fo:margin-bottom="0.282cm" style:contextual-spacing="false"/>
      <style:text-properties fo:color="#c00000" loext:opacity="100%" fo:font-style="italic" style:font-style-asian="italic" style:font-style-complex="italic" style:font-weight-complex="bold"/>
    </style:style>
    <style:style style:name="Heading_20_5" style:display-name="Heading 5" style:family="paragraph" style:parent-style-name="Standard" style:next-style-name="Standard" loext:linked-style-name="Título_20_5_20_Car" style:default-outline-level="5" style:list-style-name="WWNum1" style:class="text">
      <style:paragraph-properties fo:margin-top="0.071cm" fo:margin-bottom="0.423cm" style:contextual-spacing="false" fo:keep-together="always" fo:keep-with-next="always"/>
      <style:text-properties fo:color="#0d0d0d"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1pt"/>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353cm" fo:margin-bottom="0cm" style:contextual-spacing="false" fo:line-height="115%" fo:keep-together="always" fo:keep-with-next="always"/>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Text_20_body"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loext:linked-style-name="Subtítulo_20_Car" style:class="chapter">
      <style:paragraph-properties fo:margin-top="0cm" fo:margin-bottom="0cm" style:contextual-spacing="false" fo:line-height="100%"/>
      <style:text-properties fo:color="#5a5a5a"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No_20_Spacing" style:display-name="No Spacing" style:family="paragraph">
      <style:paragraph-properties fo:margin-top="0cm" fo:margin-bottom="0cm" style:contextual-spacing="false" fo:text-align="justify" style:justify-single-word="false" fo:orphans="2" fo:widows="2" fo:hyphenation-ladder-count="no-limit" style:writing-mode="lr-tb"/>
      <style:text-properties style:font-name="Arial" fo:font-family="Arial" style:font-family-generic="roman" style:font-pitch="variable" fo:font-size="10.5pt" style:font-size-asian="10.5pt" style:font-name-complex="Arial2" style:font-family-complex="Arial" style:font-family-generic-complex="system" style:font-pitch-complex="variable" style:font-size-complex="10.5pt" fo:hyphenate="false" fo:hyphenation-remain-char-count="2" fo:hyphenation-push-char-count="2" loext:hyphenation-no-caps="false"/>
    </style:style>
    <style:style style:name="annotation_20_text" style:display-name="annotation text" style:family="paragraph" style:parent-style-name="Standard" loext:linked-style-name="Texto_20_comentario_20_Car">
      <style:paragraph-properties fo:line-height="100%"/>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index_20_heading1" style:display-name="index heading1" style:family="paragraph" style:parent-style-name="Tit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423cm" fo:margin-bottom="0cm" style:contextual-spacing="false" fo:text-align="start" style:justify-single-word="false" fo:keep-together="always" fo:keep-with-next="always"/>
      <style:text-properties fo:font-variant="normal" fo:text-transform="none" fo:color="#2f5496" loext:opacity="100%" style:font-name="Calibri Light" fo:font-family="'Calibri Light'" style:font-family-generic="roman" style:font-pitch="variable" fo:font-size="16pt" fo:font-weight="normal" style:font-name-asian="F" style:font-family-generic-asian="system" style:font-pitch-asian="variable" style:font-size-asian="16pt" style:language-asian="es" style:country-asian="ES" style:font-weight-asian="normal" style:font-name-complex="F" style:font-family-generic-complex="system" style:font-pitch-complex="variable" style:font-size-complex="16pt"/>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annotation_20_subject" style:display-name="annotation subject" style:family="paragraph" style:parent-style-name="annotation_20_text" style:next-style-name="annotation_20_text" loext:linked-style-name="Asunto_20_del_20_comentario_20_Car">
      <style:text-properties style:font-name="Arial" fo:font-family="Arial" style:font-family-generic="roman" style:font-pitch="variable" fo:language="es" fo:country="ES" fo:font-weight="bold" style:font-weight-asian="bold" style:font-name-complex="Arial2" style:font-family-complex="Arial" style:font-family-generic-complex="system" style:font-pitch-complex="variable" style:font-weight-complex="bold"/>
    </style:style>
    <style:style style:name="Preformatted_20_Text" style:display-name="Preformatted Text" style:family="paragraph" style:parent-style-name="Standard" style:class="html">
      <style:paragraph-properties fo:margin-top="0cm" fo:margin-bottom="0cm" style:contextual-spacing="false" fo:line-height="100%" fo:text-align="start" style:justify-single-word="false" style:vertical-align="baseline"/>
      <style:text-properties style:font-name="Liberation Mono" fo:font-family="'Liberation Mono'" style:font-family-generic="roman" style:font-pitch="variable" fo:font-size="10pt" style:letter-kerning="true" style:font-name-asian="Noto Sans Mono CJK SC" style:font-family-asian="'Noto Sans Mono CJK SC'" style:font-family-generic-asian="system" style:font-pitch-asian="variable" style:font-size-asian="10pt" style:language-asian="zh" style:country-asian="CN" style:font-name-complex="Liberation Mono1" style:font-family-complex="'Liberation Mono'" style:font-family-generic-complex="system" style:font-pitch-complex="variable" style:font-size-complex="10pt" style:language-complex="hi" style:country-complex="IN"/>
    </style:style>
    <style:style style:name="Tabla_20_normal1" style:display-name="Tabla normal1" style:family="paragraph">
      <style:paragraph-properties fo:margin-top="0cm" fo:margin-bottom="0.282cm" style:contextual-spacing="false" fo:line-height="105%" fo:text-align="start" style:justify-single-word="false" fo:orphans="2" fo:widows="2" fo:hyphenation-ladder-count="no-limit" style:writing-mode="lr-tb"/>
      <style:text-properties fo:font-size="11pt" style:letter-kerning="true" style:font-name-asian="Symbol1" style:font-family-asian="Symbol" style:font-family-generic-asian="system" style:font-pitch-asian="variable" style:font-size-asian="11pt" style:font-name-complex="Times New Roman1" style:font-family-complex="'Times New Roman'" style:font-family-generic-complex="system" style:font-pitch-complex="variable" fo:hyphenate="false" fo:hyphenation-remain-char-count="2" fo:hyphenation-push-char-count="2" loext:hyphenation-no-caps="false"/>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fo:hyphenate="true" fo:hyphenation-remain-char-count="2" fo:hyphenation-push-char-count="2" loext:hyphenation-no-caps="false"/>
    </style:style>
    <style:style style:name="Endnote" style:family="paragraph" style:parent-style-name="Standard" loext:linked-style-name="Texto_20_nota_20_al_20_final_20_C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Texto_20_nota_20_pie_20_Car" style:class="extra">
      <style:paragraph-properties fo:margin-top="0cm" fo:margin-bottom="0cm" style:contextual-spacing="false" fo:line-height="10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Énfasis1" style:family="text" style:parent-style-name="Default_20_Paragraph_20_Font">
      <style:text-properties fo:font-style="italic" style:font-style-asian="italic" style:font-style-complex="italic"/>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9_20_Car" style:display-name="Título 9 Car" style:family="text" style:parent-style-name="Default_20_Paragraph_20_Font">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ook_20_Title" style:display-name="Book Title" style:family="text" style:parent-style-name="Default_20_Paragraph_20_Font">
      <style:text-properties fo:text-transform="uppercase" style:font-name="Open Sans ExtraBold" fo:font-family="'Open Sans ExtraBold'" style:font-family-generic="roman" style:font-pitch="variable" fo:font-size="36pt" fo:letter-spacing="0.009cm" fo:font-weight="bold" style:font-size-asian="36pt" style:font-weight-asian="bold" style:font-name-complex="Open Sans ExtraBold1" style:font-family-complex="'Open Sans ExtraBold'" style:font-family-generic-complex="system" style:font-pitch-complex="variable" style:font-style-complex="italic" style:font-weight-complex="bold"/>
    </style:style>
    <style:style style:name="Subtítulo_20_Car" style:display-name="Subtítulo Car" style:family="text" style:parent-style-name="Default_20_Paragraph_20_Font">
      <style:text-properties fo:color="#5a5a5a"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Título_20_1_20_Car" style:display-name="Título 1 Car" style:family="text" style:parent-style-name="Default_20_Paragraph_20_Font">
      <style:text-properties fo:text-transform="uppercase" fo:color="#c00000" loext:opacity="100%"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ítulo_20_3_20_Car" style:display-name="Título 3 Car" style:family="text" style:parent-style-name="Default_20_Paragraph_20_Font">
      <style:text-properties fo:color="#c00000"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ítulo_20_2_20_Car" style:display-name="Título 2 Car" style:family="text" style:parent-style-name="Default_20_Paragraph_20_Font">
      <style:text-properties fo:color="#c00000"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fo:color="#c00000" loext:opacity="100%"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font-size-complex="10.5pt" style:font-style-complex="italic" style:font-weight-complex="bold"/>
    </style:style>
    <style:style style:name="Título_20_5_20_Car" style:display-name="Título 5 Car" style:family="text" style:parent-style-name="Default_20_Paragraph_20_Font">
      <style:text-properties fo:color="#0d0d0d"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style>
    <style:style style:name="Mención_20_sin_20_resolver1" style:display-name="Mención sin resolver1" style:family="text" style:parent-style-name="Default_20_Paragraph_20_Font">
      <style:text-properties fo:color="#605e5c" loext:opacity="100%" fo:background-color="#e1dfdd"/>
    </style:style>
    <style:style style:name="Texto_20_comentario_20_Car" style:display-name="Texto comentario Car" style:family="text" style:parent-style-name="Default_20_Paragraph_20_Font" loext:linked-style-name="annotation_20_text">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Mención_20_sin_20_resolver2" style:display-name="Mención sin resolver2"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Asunto_20_del_20_comentario_20_Car" style:display-name="Asunto del comentario Car" style:family="text" style:parent-style-name="Texto_20_comentario_20_Car" loext:linked-style-name="annotation_20_subject">
      <style:text-properties style:font-name="Arial" fo:font-family="Arial" style:font-family-generic="roman" style:font-pitch="variable" fo:font-size="10pt" style:rfc-language-tag="es-ES-u-co-trad" fo:language="es" fo:country="ES" fo:font-weight="bold" style:font-size-asian="10pt" style:font-weight-asian="bold" style:font-name-complex="Arial2" style:font-family-complex="Arial" style:font-family-generic-complex="system" style:font-pitch-complex="variable" style:font-size-complex="10pt" style:font-weight-complex="bold"/>
    </style:style>
    <style:style style:name="Mención_20_sin_20_resolver3" style:display-name="Mención sin resolver3" style:family="text" style:parent-style-name="Default_20_Paragraph_20_Font">
      <style:text-properties fo:color="#605e5c" loext:opacity="100%" fo:background-color="#e1dfd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Bolo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xto_20_nota_20_pie_20_Car" style:display-name="Texto nota pie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3cm" fo:margin-right="1.998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4</text:page-number></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odjob</meta:initial-creator>
    <meta:editing-cycles>12</meta:editing-cycles>
    <meta:print-date>2023-11-15T06:37:00</meta:print-date>
    <meta:creation-date>2023-11-23T08:25:00</meta:creation-date>
    <dc:date>2024-07-22T12:37:50.789332823</dc:date>
    <dc:language>es-ES</dc:language>
    <meta:editing-duration>PT2H22M41S</meta:editing-duration>
    <meta:generator>LibreOffice/7.3.7.2$Linux_X86_64 LibreOffice_project/30$Build-2</meta:generator>
    <meta:document-statistic meta:table-count="0" meta:image-count="0" meta:object-count="0" meta:page-count="4" meta:paragraph-count="83" meta:word-count="1240" meta:character-count="8452" meta:non-whitespace-character-count="7296"/>
    <meta:user-defined meta:name="AppVersion">16.0000</meta:user-defined>
    <meta:user-defined meta:name="Company">HP Inc.</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